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list-style-name="L1"/>
    <style:style style:name="P5" style:family="paragraph" style:parent-style-name="Standard" style:list-style-name="L2">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activités </text:p>
      <text:p text:style-name="P1">de Mathieu Dulac </text:p>
      <text:p text:style-name="P1">du 06/03/2013 au 25/03/2013 </text:p>
      <text:p text:style-name="Standard"/>
      <text:p text:style-name="P3"/>
      <text:p text:style-name="P3">Mise en place du site web dédié à la communication sur le projet Generic System: </text:p>
      <text:p text:style-name="P2">Dans le cadre de la communication de Generic System, le site a pour objectif d'être le point d'entrée vers toutes les informations (billets de blog, documentations, releases et codes sources) concernant le produit.</text:p>
      <text:p text:style-name="P2">Ce site web propose trois sections aux utilisateurs :</text:p>
      <text:list xml:id="list1779911273" text:style-name="L1">
        <text:list-item>
          <text:p text:style-name="P4"><text:span text:style-name="T3">Le blog</text:span><text:span text:style-name="T2"> : les billets de blog exposent les définitions des concepts, et les fonctionnalités de Generic System à travers des cas d'utilisation simples.</text:span></text:p>
        </text:list-item>
        <text:list-item>
          <text:p text:style-name="P4"><text:span text:style-name="T3">Le "getting started"</text:span><text:span text:style-name="T2"> : cette section permet de démarrer un projet avec Generic System, en détaillant les phases d'installation, de configuration, et d'utilisation du système. Simplement avec cette documentation, l'utilisateur doit pouvoir mettre en oeuvre une application de A à Z.</text:span></text:p>
        </text:list-item>
        <text:list-item>
          <text:p text:style-name="P4"><text:span text:style-name="T3">La page "download"</text:span><text:span text:style-name="T2"> : l'ensemble des livrables sont exposés à travers cette page. Ainsi, il est possible de télécharger Generic System, ses sources ainsi que sa documentation.</text:span></text:p>
        </text:list-item>
      </text:list>
      <text:p text:style-name="P2"/>
      <text:p text:style-name="P3">Amélioration de l'API: </text:p>
      <text:p text:style-name="P2">Dans le cadre du renforcement de l'API, j'ai défini au niveau de l'API et ai implémenté un ensemble de méthodes de requêtage de types, de sous-types et d'instances de Generic System. J'ai également mis à niveau les tests unitaires afin de s'assurer de la conformité fonctionnelle de ces nouvelles méthodes, au fil des développements. </text:p>
      <text:p text:style-name="P2">Ces méthodes sont: </text:p>
      <text:list xml:id="list1256897356" text:style-name="L2">
        <text:list-item>
          <text:p text:style-name="P5"><text:span text:style-name="T1">getSubType</text:span>, permet de requêter un sous-type nommé (passé en paramètre sous forme d'un type Serializable) sur un type de GS. </text:p>
        </text:list-item>
        <text:list-item>
          <text:p text:style-name="P5"><text:span text:style-name="T1">getDirectSubTypes</text:span>, permet de requêter l'ensemble des sous-types de niveau 1 sur un type de GS. </text:p>
        </text:list-item>
        <text:list-item>
          <text:p text:style-name="P5"><text:span text:style-name="T1">getSubTypes</text:span>, permet de requêter l'ensemble des sous-types de tout niveau sur un type de GS. </text:p>
        </text:list-item>
        <text:list-item>
          <text:p text:style-name="P5"><text:span text:style-name="T1">getInstance</text:span>, permet de requêter une instance nommée (passée en paramètre sous forme d'un type Serializable) sur un type de GS. </text:p>
        </text:list-item>
        <text:list-item>
          <text:p text:style-name="P5"><text:span text:style-name="T1">getTypes</text:span>, permet de requêter l'ensemble des types d'un Context donné. </text:p>
        </text:list-item>
      </text:list>
      <text:p text:style-name="P2"/>
      <text:p text:style-name="P3">Simplification de l'API, suppression des paramètres de basePos lorsque c'est possible: </text:p>
      <text:p text:style-name="P2">Dans un soucis de simplification et de lisibilité de l'API de Generic System, j'ai supprimé un ensemble de paramètres qui permettent de préciser le composant d'une relation à "attaquer". </text:p>
      <text:p text:style-name="P2">L'idée étant que l'utilisateur, pour une relation A &lt;--&gt; B, ne puisse y accéder que par l'un des 2 composants. </text:p>
      <text:p text:style-name="P2">Néanmoins, il semble que certains cas d'utilisation nécessitent pour l'utilisateur d'avoir le choix dans le composant point d'accès à la relation. </text:p>
      <text:p text:style-name="P2"/>
      <text:p text:style-name="P3">Renforcement des tests unitaires: </text:p>
      <text:p text:style-name="P2">L'objectif étant de pouvoir s'assurer du fonctionnement des cas d'utilisation de Generic System, au fil des développements et des améliorations fonctionnelles du produit (non-regression). Les cas d'utilisation testés, notamment par rapport à la contrainte de non-nullité, ont trouvé toute leur utilité, en décelant des bugs. </text:p>
      <text:p text:style-name="P2"/>
      <text:p text:style-name="P3">Implémentation et optimisation de la méthode de suppression d'une propriété par défaut pour un type héritant: </text:p>
      <text:p text:style-name="P2">Generic System permet, contrairement aux bases de données relationnelle, de construire des propriétés par défaut pour les futures instances de types et sous-types. Dans une structure <text:soft-page-break/>hiérarchique complexe, on peut vouloir désactiver cet attribut pour un niveau de la hiérarchie seulement. C'est ainsi ce que permet de faire la méthode cancel. </text:p>
      <text:p text:style-name="P2">L'optimisation de cette méthode permet de créer des noeuds, dits Phantom, à des emplacements optimisés du graphe d'objets du contexte de Generic System. Ces noeuds permettent la désactivation des attributs en spécialisant la propriété en "Phan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2M51S</meta:editing-duration>
    <meta:editing-cycles>12</meta:editing-cycles>
    <meta:generator>LibreOffice/3.5$Linux_X86_64 LibreOffice_project/350m1$Build-2</meta:generator>
    <dc:date>2013-03-25T16:13:02</dc:date>
    <meta:print-date>2013-03-25T15:02:51</meta:print-date>
    <meta:document-statistic meta:table-count="0" meta:image-count="0" meta:object-count="0" meta:page-count="2" meta:paragraph-count="26" meta:word-count="541" meta:character-count="3507" meta:non-whitespace-character-count="2981"/>
    <meta:user-defined meta:name="Info 1"/>
    <meta:user-defined meta:name="Info 2"/>
    <meta:user-defined meta:name="Info 3"/>
    <meta:user-defined meta:name="Info 4"/>
  </office:meta>
</office:document-meta>
</file>